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+ 1p medium" svg:font-family="'M+ 1p medium'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/>
          <table:table-cell table:style-name="ce1" table:number-columns-repeated="2"/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Base Freq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formula="of:=hslider 0 100" office:value-type="string" office:string-value="エラー:509" calcext:value-type="error">
            <text:p>エラー:509</text:p>
          </table:table-cell>
        </table:table-row>
        <table:table-row table:style-name="ro2">
          <table:table-cell table:number-columns-repeated="4"/>
          <table:table-cell table:formula="of:=osc~([.E2])" office:value-type="string" office:string-value="#NAME?" calcext:value-type="error">
            <table:detective>
              <table:highlighted-range table:cell-range-address="Sheet1.E2:Sheet1.E2" table:direction="from-same-table" table:contains-error="true"/>
            </table:detective>
            <text:p>#NAME?</text:p>
          </table:table-cell>
        </table:table-row>
        <table:table-row table:style-name="ro2">
          <table:table-cell table:number-columns-repeated="2"/>
          <table:table-cell table:formula="of:=signal([.C2]+[.E4])" office:value-type="string" office:string-value="#NAME?" calcext:value-type="error">
            <table:detective>
              <table:highlighted-range table:cell-range-address="Sheet1.C2:Sheet1.C2" table:direction="from-same-table"/>
              <table:highlighted-range table:cell-range-address="Sheet1.E4:Sheet1.E4" table:direction="from-same-table" table:contains-error="true"/>
              <table:operation table:name="trace-precedents" table:index="2"/>
            </table:detective>
            <text:p>#NAME?</text:p>
          </table:table-cell>
          <table:table-cell/>
          <table:table-cell table:formula="of:=signal(10*[.E3])" office:value-type="string" office:string-value="#NAME?" calcext:value-type="error">
            <table:detective>
              <table:highlighted-range table:cell-range-address="Sheet1.E3:Sheet1.E3" table:direction="from-same-table" table:contains-error="true"/>
              <table:operation table:name="trace-precedents" table:index="4"/>
              <table:operation table:name="trace-precedents" table:index="5"/>
            </table:detective>
            <text:p>#NAME?</text:p>
          </table:table-cell>
        </table:table-row>
        <table:table-row table:style-name="ro2">
          <table:table-cell table:number-columns-repeated="2"/>
          <table:table-cell table:formula="of:=osc~([.C4])" office:value-type="string" office:string-value="#NAME?" calcext:value-type="error">
            <table:detective>
              <table:highlighted-range table:cell-range-address="Sheet1.C4:Sheet1.C4" table:direction="from-same-table" table:contains-error="true"/>
              <table:operation table:name="trace-precedents" table:index="1"/>
            </table:detective>
            <text:p>#NAME?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ignal(0.2*[.C5])" office:value-type="string" office:string-value="#NAME?" calcext:value-type="error">
            <table:detective>
              <table:highlighted-range table:cell-range-address="Sheet1.C5:Sheet1.C5" table:direction="from-same-table" table:contains-error="true"/>
              <table:operation table:name="trace-precedents" table:index="3"/>
            </table:detective>
            <text:p>#NAME?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dac~([.C6])" office:value-type="string" office:string-value="#NAME?" calcext:value-type="error">
            <table:detective>
              <table:highlighted-range table:cell-range-address="Sheet1.C6:Sheet1.C6" table:direction="from-same-table" table:contains-error="true"/>
              <table:operation table:name="trace-precedents" table:index="0"/>
            </table:detective>
            <text:p>#NAME?</text:p>
          </table:table-cell>
          <table:table-cell table:number-columns-repeated="2"/>
        </table:table-row>
        <table:table-row table:style-name="ro2" table:number-rows-repeated="7">
          <table:table-cell table:number-columns-repeated="5"/>
        </table:table-row>
        <table:table-row table:style-name="ro2">
          <table:table-cell table:number-columns-repeated="4"/>
          <table:table-cell>
            <table:detective>
              <table:operation table:name="trace-precedents" table:index="6"/>
              <table:operation table:name="remove-precedents" table:index="7"/>
            </table:detective>
          </table:table-cell>
        </table:table-row>
        <table:table-row table:style-name="ro2" table:number-rows-repeated="104856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+ 1p medium" svg:font-family="'M+ 1p medium'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+ 1p medium" style:font-family-asian="'M+ 1p medium'" style:font-style-name-asian="Regular" style:font-pitch-asian="variable" style:language-asian="ja" style:country-asian="JP" style:font-weight-asian="normal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0 200" svg:d="m100 0c0 18-4 34-13 50s-21 27-37 37-32 13-50 13-34-4-50-13-27-21-37-37-13-32-13-50 4-34 13-50 21-27 37-37 32-13 50-13c18 0 34 4 50 13s27 21 37 37 13 32 13 50z"/>
    <draw:marker draw:name="線の終点_20_2" draw:display-name="線の終点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00/00/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8:43:54.708049547</meta:creation-date>
    <dc:title>default-calc</dc:title>
    <meta:editing-duration>PT29M58S</meta:editing-duration>
    <meta:editing-cycles>2</meta:editing-cycles>
    <meta:generator>LibreOffice/4.1.3.2$Linux_X86_64 LibreOffice_project/410m0$Build-2</meta:generator>
    <meta:initial-creator>Kentaro Fukuchi</meta:initial-creator>
    <dc:date>2014-03-19T19:44:13.209495626</dc:date>
    <dc:creator>Kentaro Fukuchi</dc:creator>
    <meta:document-statistic meta:table-count="3" meta:cell-count="9" meta:object-count="0"/>
    <meta:template xlink:type="simple" xlink:actuate="onRequest" xlink:title="default-calc" xlink:href="../../../../.config/libreoffice/4/user/template/default-calc.ots" meta:date="2014-03-19T18:43:53.942296969"/>
  </office:meta>
</office:document-meta>
</file>